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000000001570000013266F15882.png"/>
  <manifest:file-entry manifest:media-type="image/png" manifest:full-path="Pictures/1000000000000128000000857AEB8B07.png"/>
  <manifest:file-entry manifest:media-type="image/png" manifest:full-path="Pictures/10000000000002840000016E2940C21E.png"/>
  <manifest:file-entry manifest:media-type="image/png" manifest:full-path="Pictures/100000000000014600000199542955FE.png"/>
  <manifest:file-entry manifest:media-type="image/png" manifest:full-path="Pictures/10000000000001D6000000CA726D3286.png"/>
  <manifest:file-entry manifest:media-type="image/png" manifest:full-path="Pictures/100000000000019000000156718D7C69.png"/>
  <manifest:file-entry manifest:media-type="image/png" manifest:full-path="Pictures/1000000000000184000001374E438606.png"/>
  <manifest:file-entry manifest:media-type="image/png" manifest:full-path="Pictures/10000000000001A80000011443144825.png"/>
  <manifest:file-entry manifest:media-type="image/png" manifest:full-path="Pictures/100000000000020D0000010A32D2B092.png"/>
  <manifest:file-entry manifest:media-type="image/png" manifest:full-path="Pictures/10000000000001250000008D7002556A.png"/>
  <manifest:file-entry manifest:media-type="image/png" manifest:full-path="Pictures/10000000000001FE000001EF366571C4.png"/>
  <manifest:file-entry manifest:media-type="image/png" manifest:full-path="Pictures/10000000000000A900000059C5683719.png"/>
  <manifest:file-entry manifest:media-type="image/png" manifest:full-path="Pictures/10000000000000200000002000309F1C.png"/>
  <manifest:file-entry manifest:media-type="image/png" manifest:full-path="Pictures/1000000000000454000001DB3FB23D90.png"/>
  <manifest:file-entry manifest:media-type="image/png" manifest:full-path="Pictures/100000000000017200000064C1E5EE55.png"/>
  <manifest:file-entry manifest:media-type="image/png" manifest:full-path="Pictures/10000000000003200000025819812F21.png"/>
  <manifest:file-entry manifest:media-type="image/png" manifest:full-path="Pictures/100000000000028B000001102839A1B1.png"/>
  <manifest:file-entry manifest:media-type="image/png" manifest:full-path="Pictures/100000000000013A0000002A249804C6.png"/>
  <manifest:file-entry manifest:media-type="image/png" manifest:full-path="Pictures/100000000000014200000096F75B61C3.png"/>
  <manifest:file-entry manifest:media-type="image/png" manifest:full-path="Pictures/10000000000001670000011CC522068C.png"/>
  <manifest:file-entry manifest:media-type="image/png" manifest:full-path="Pictures/10000000000001730000013054A8B81B.png"/>
  <manifest:file-entry manifest:media-type="image/png" manifest:full-path="Pictures/10000000000001A8000000E3C3ACC2DF.png"/>
  <manifest:file-entry manifest:media-type="image/png" manifest:full-path="Pictures/100000000000037E000001D60C477CE7.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false" fo:min-height="0.814cm" fo:min-width="0.408cm"/>
    </style:style>
    <style:style style:name="pr1" style:family="presentation" style:parent-style-name="lyt-bluelinesgrad-subtitle">
      <style:graphic-properties draw:fill-color="#ffffff" fo:min-height="19.036cm"/>
    </style:style>
    <style:style style:name="pr2" style:family="presentation" style:parent-style-name="lyt-bluelinesgrad-notes">
      <style:graphic-properties draw:fill-color="#ffffff" draw:auto-grow-height="true" fo:min-height="13.364cm"/>
    </style:style>
    <style:style style:name="pr3" style:family="presentation" style:parent-style-name="lyt-bluelinesgrad-title">
      <style:graphic-properties fo:min-height="3.506cm"/>
    </style:style>
    <style:style style:name="pr4" style:family="presentation" style:parent-style-name="lyt-bluelinesgrad-outline1">
      <style:graphic-properties fo:min-height="13.86cm"/>
    </style:style>
    <style:style style:name="pr5" style:family="presentation" style:parent-style-name="lyt-bluelinesgrad-notes">
      <style:graphic-properties draw:fill-color="#ffffff" fo:min-height="13.364cm"/>
    </style:style>
    <style:style style:name="pr6" style:family="presentation" style:parent-style-name="lyt-bluelinesgrad-title">
      <style:graphic-properties draw:auto-grow-height="true" fo:min-height="3.506cm"/>
    </style:style>
    <style:style style:name="P1" style:family="paragraph">
      <style:paragraph-properties fo:text-align="center"/>
    </style:style>
    <style:style style:name="P2" style:family="paragraph">
      <style:text-properties fo:font-size="22pt" style:font-size-asian="22pt" style:font-size-complex="22pt"/>
    </style:style>
    <style:style style:name="P3" style:family="paragraph">
      <style:text-properties fo:font-size="28pt" style:font-size-asian="28pt" style:font-size-complex="28pt"/>
    </style:style>
    <style:style style:name="P4" style:family="paragraph">
      <style:text-properties fo:font-size="20pt" style:font-size-asian="20pt" style:font-size-complex="20pt"/>
    </style:style>
    <style:style style:name="P5" style:family="paragraph">
      <style:text-properties fo:font-size="18pt" style:font-size-asian="18pt" style:font-size-complex="18pt"/>
    </style:style>
    <style:style style:name="P6" style:family="paragraph">
      <style:text-properties fo:font-size="26pt" style:font-size-asian="26pt" style:font-size-complex="26pt"/>
    </style:style>
    <style:style style:name="P7" style:family="paragraph">
      <style:text-properties fo:font-size="25pt" style:font-size-asian="25pt" style:font-size-complex="25pt"/>
    </style:style>
    <style:style style:name="P8" style:family="paragraph">
      <style:text-properties fo:font-size="24pt" style:font-size-asian="24pt" style:font-size-complex="24pt"/>
    </style:style>
    <style:style style:name="T1" style:family="text">
      <style:text-properties fo:font-size="22pt" style:font-size-asian="22pt" style:font-size-complex="22pt"/>
    </style:style>
    <style:style style:name="T2" style:family="text">
      <style:text-properties fo:font-size="28pt" style:font-size-asian="28pt" style:font-size-complex="28pt"/>
    </style:style>
    <style:style style:name="T3" style:family="text">
      <style:text-properties fo:font-size="20pt" style:font-size-asian="20pt" style:font-size-complex="20pt"/>
    </style:style>
    <style:style style:name="T4" style:family="text">
      <style:text-properties fo:font-size="18pt" style:font-size-asian="18pt" style:font-size-complex="18pt"/>
    </style:style>
    <style:style style:name="T5" style:family="text">
      <style:text-properties fo:font-size="26pt" style:font-size-asian="26pt" style:font-size-complex="26pt"/>
    </style:style>
    <style:style style:name="T6" style:family="text">
      <style:text-properties fo:font-size="25pt" style:font-size-asian="25pt" style:font-size-complex="25pt"/>
    </style:style>
    <style:style style:name="T7"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bluelinesgrad" presentation:presentation-page-layout-name="AL1T32">
        <draw:frame presentation:style-name="pr1" draw:layer="layout" svg:width="25.199cm" svg:height="19.036cm" svg:x="1.4cm" svg:y="0.837cm" presentation:class="subtitle">
          <draw:text-box>
            <text:p>DXライブラリを用いてブロック崩しを作る</text:p>
            <text:p/>
            <text:p>Part 4</text:p>
            <text:p>クラスを使ったブロック、ボールの制御</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lyt-bluelinesgrad" presentation:presentation-page-layout-name="AL2T1">
        <draw:frame presentation:style-name="pr3" draw:layer="layout" svg:width="25.199cm" svg:height="3.506cm" svg:x="1.4cm" svg:y="0.837cm" presentation:class="title">
          <draw:text-box>
            <text:p>今回のスタートソース</text:p>
          </draw:text-box>
        </draw:frame>
        <draw:frame presentation:style-name="pr4" draw:layer="layout" svg:width="25.199cm" svg:height="13.86cm" svg:x="1.4cm" svg:y="6.014cm" presentation:class="outline" presentation:placeholder="true" presentation:user-transformed="true">
          <draw:text-box/>
        </draw:frame>
        <draw:frame draw:style-name="gr2" draw:text-style-name="P1" draw:layer="layout" svg:width="17.894cm" svg:height="17cm" svg:x="0.906cm" svg:y="3.6cm">
          <draw:image xlink:href="Pictures/10000000000001FE000001EF366571C4.png" xlink:type="simple" xlink:show="embed" xlink:actuate="onLoad">
            <text:p/>
          </draw:image>
        </draw:frame>
        <draw:frame draw:style-name="gr3" draw:layer="layout" svg:width="9.113cm" svg:height="3.426cm" svg:x="18.887cm" svg:y="8.6cm">
          <draw:text-box>
            <text:p>今回も前回やったことを</text:p>
            <text:p>ある程度消してからスタート</text:p>
            <text:p>前回の講座を行った理由は</text:p>
            <text:p>今回は構造体をさらに</text:p>
            <text:p>発展させたものを使うからである</text:p>
          </draw:text-box>
        </draw:frame>
        <presentation:notes draw:style-name="dp2">
          <draw:page-thumbnail draw:style-name="gr1"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lyt-bluelinesgrad" presentation:presentation-page-layout-name="AL2T1">
        <draw:frame presentation:style-name="pr6" draw:layer="layout" svg:width="25.199cm" svg:height="3.506cm" svg:x="1.4cm" svg:y="0.837cm" presentation:class="title">
          <draw:text-box>
            <text:p>クラスとは？</text:p>
          </draw:text-box>
        </draw:frame>
        <draw:frame presentation:style-name="pr4" draw:layer="layout" svg:width="25.199cm" svg:height="13.86cm" svg:x="1.4cm" svg:y="6.014cm" presentation:class="outline">
          <draw:text-box>
            <text:list text:style-name="L3">
              <text:list-item>
                <text:p>構造体に機能を加えたものがクラス</text:p>
              </text:list-item>
              <text:list-item>
                <text:p>構造体の変数をいろんなところでいじくって</text:p>
                <text:p>制御していたが、クラスではクラスの中の変数はクラスのもつ関数でしか制御させない。</text:p>
              </text:list-item>
              <text:list-item>
                <text:p>このことにより、どこでこの変数が計算されているのかが推定できるため、デバックがある程度簡単になる。</text:p>
              </text:list-item>
            </text:list>
          </draw:text-box>
        </draw:frame>
        <presentation:notes draw:style-name="dp2">
          <draw:page-thumbnail draw:style-name="gr1" draw:layer="layout" svg:width="14.848cm" svg:height="11.136cm" svg:x="3.075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1" draw:master-page-name="lyt-bluelinesgrad" presentation:presentation-page-layout-name="AL2T1">
        <draw:frame presentation:style-name="pr3" draw:layer="layout" svg:width="25.199cm" svg:height="3.506cm" svg:x="1.4cm" svg:y="0.837cm" presentation:class="title">
          <draw:text-box>
            <text:p>構造体の欠点</text:p>
          </draw:text-box>
        </draw:frame>
        <draw:frame presentation:style-name="pr4" draw:layer="layout" svg:width="25.199cm" svg:height="13.86cm" svg:x="1.4cm" svg:y="6.014cm" presentation:class="outline" presentation:placeholder="true">
          <draw:text-box/>
        </draw:frame>
        <draw:frame draw:style-name="gr2" draw:text-style-name="P1" draw:layer="layout" svg:width="27.999cm" svg:height="13.819cm" svg:x="0cm" svg:y="3.8cm">
          <draw:image xlink:href="Pictures/1000000000000454000001DB3FB23D90.png" xlink:type="simple" xlink:show="embed" xlink:actuate="onLoad">
            <text:p/>
          </draw:image>
        </draw:frame>
        <draw:frame draw:style-name="gr3" draw:text-style-name="P2" draw:layer="layout" svg:width="0.502cm" svg:height="1.979cm" svg:x="0.268cm" svg:y="18.049cm">
          <draw:text-box>
            <text:p><text:span text:style-name="T1"/></text:p>
            <text:p><text:span text:style-name="T1"/></text:p>
          </draw:text-box>
        </draw:frame>
        <draw:frame draw:style-name="gr3" draw:layer="layout" svg:width="22.431cm" svg:height="2.791cm" svg:x="1.4cm" svg:y="18.2cm">
          <draw:text-box>
            <text:p>まだ小規模なプログラムなので、グローバル化はしていないので</text:p>
            <text:p>上の図をみてもよくわからないかもしれないが、大規模なプログラムになってくると、</text:p>
            <text:p>関数の処理が必要不可欠→グローバル化がどうしてもしたい→バグの特定不可能</text:p>
            <text:p>となっていまう。これを防ぎたい。</text:p>
          </draw:text-box>
        </draw:frame>
        <presentation:notes draw:style-name="dp2">
          <draw:page-thumbnail draw:style-name="gr1" draw:layer="layout" svg:width="14.848cm" svg:height="11.136cm" svg:x="3.075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1" draw:master-page-name="lyt-bluelinesgrad" presentation:presentation-page-layout-name="AL2T1">
        <draw:frame presentation:style-name="pr3" draw:layer="layout" svg:width="25.199cm" svg:height="3.506cm" svg:x="1.4cm" svg:y="0.837cm" presentation:class="title">
          <draw:text-box>
            <text:p>クラスの例</text:p>
          </draw:text-box>
        </draw:frame>
        <draw:frame presentation:style-name="pr4" draw:layer="layout" svg:width="25.199cm" svg:height="13.86cm" svg:x="1.4cm" svg:y="6.014cm" presentation:class="outline" presentation:placeholder="true" presentation:user-transformed="true">
          <draw:text-box/>
        </draw:frame>
        <draw:frame draw:style-name="gr4" draw:text-style-name="P3" draw:layer="layout" svg:width="12cm" svg:height="8.587cm" svg:x="15.2cm" svg:y="5.652cm">
          <draw:text-box>
            <text:p text:style-name="P3"><text:span text:style-name="T2">クラスの定義の方法は</text:span></text:p>
            <text:p text:style-name="P3"><text:span text:style-name="T2">クラス (クラス名){</text:span><text:span text:style-name="T2"><text:line-break/></text:span><text:span text:style-name="T2">private:</text:span><text:span text:style-name="T2"><text:line-break/></text:span><text:span text:style-name="T2"> <text:s/>(private</text:span><text:span text:style-name="T2">なパラメータ)</text:span><text:span text:style-name="T2"><text:line-break/></text:span><text:span text:style-name="T2">public:</text:span><text:span text:style-name="T2"><text:line-break/></text:span><text:span text:style-name="T2"> <text:s/>(public</text:span><text:span text:style-name="T2">なパラメータ)</text:span><text:span text:style-name="T2"><text:line-break/></text:span><text:span text:style-name="T2">};</text:span></text:p>
            <text:p text:style-name="P3"><text:span text:style-name="T2">とする。</text:span></text:p>
          </draw:text-box>
        </draw:frame>
        <draw:frame draw:style-name="gr3" draw:text-style-name="P4" draw:layer="layout" svg:width="27.231cm" svg:height="5.625cm" svg:x="0.769cm" svg:y="14.86cm">
          <draw:text-box>
            <text:p text:style-name="P4"><text:span text:style-name="T3">ここで、</text:span><text:span text:style-name="T3">private</text:span><text:span text:style-name="T3">と</text:span><text:span text:style-name="T3">public</text:span><text:span text:style-name="T3">について、</text:span></text:p>
            <text:p text:style-name="P4"><text:span text:style-name="T3">private</text:span><text:span text:style-name="T3">にある変数、関数は外部で使われることはない。保護されている変数、関数である。</text:span></text:p>
            <text:p text:style-name="P4"><text:span text:style-name="T3">これにより、全ての場所で使われるのを防ぐ。</text:span></text:p>
            <text:p text:style-name="P4"><text:span text:style-name="T3">public</text:span><text:span text:style-name="T3">にある変数、関数は外部で使われることが可能。</text:span></text:p>
            <text:p text:style-name="P4"><text:span text:style-name="T3">なので、ここには外部で使えたら便利な変数、関数を置く場合が多い。</text:span></text:p>
            <text:p text:style-name="P4"><text:span text:style-name="T3">ここでは </text:span><text:span text:style-name="T3">x,y,sizeX,sizeY,color</text:span><text:span text:style-name="T3">を</text:span><text:span text:style-name="T3">private</text:span><text:span text:style-name="T3">にし、保護している。</text:span></text:p>
            <text:p text:style-name="P4"><text:span text:style-name="T3"/></text:p>
          </draw:text-box>
        </draw:frame>
        <draw:frame draw:style-name="gr2" draw:text-style-name="P1" draw:layer="layout" svg:width="15.12cm" svg:height="8.808cm" svg:x="0.08cm" svg:y="5.652cm">
          <draw:image xlink:href="Pictures/100000000000014200000096F75B61C3.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1" draw:master-page-name="lyt-bluelinesgrad" presentation:presentation-page-layout-name="AL2T1">
        <draw:frame presentation:style-name="pr3" draw:layer="layout" svg:width="25.199cm" svg:height="3.506cm" svg:x="1.4cm" svg:y="0.837cm" presentation:class="title">
          <draw:text-box>
            <text:p>クラスのイメージ</text:p>
          </draw:text-box>
        </draw:frame>
        <draw:frame presentation:style-name="pr4" draw:layer="layout" svg:width="25.199cm" svg:height="13.86cm" svg:x="1.4cm" svg:y="6.014cm" presentation:class="outline" presentation:placeholder="true">
          <draw:text-box/>
        </draw:frame>
        <draw:frame draw:style-name="gr3" draw:text-style-name="P2" draw:layer="layout" svg:width="27.52cm" svg:height="1.979cm" svg:x="0.88cm" svg:y="18.421cm">
          <draw:text-box>
            <text:p text:style-name="P2"><text:span text:style-name="T1">上の図にも置いたとおり、</text:span><text:span text:style-name="T1">public</text:span><text:span text:style-name="T1">にある関数は、</text:span><text:span text:style-name="T1">private</text:span><text:span text:style-name="T1">な変数もいじくることが可能。</text:span></text:p>
            <text:p text:style-name="P2"><text:span text:style-name="T1">つまり、これからは</text:span><text:span text:style-name="T1">public</text:span><text:span text:style-name="T1">の関数を経由して、</text:span><text:span text:style-name="T1">private</text:span><text:span text:style-name="T1">な変数をいじくることになる。</text:span></text:p>
          </draw:text-box>
        </draw:frame>
        <draw:frame draw:style-name="gr2" draw:text-style-name="P1" draw:layer="layout" svg:width="25.2cm" svg:height="13.657cm" svg:x="1cm" svg:y="4.343cm">
          <draw:image xlink:href="Pictures/100000000000037E000001D60C477CE7.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5" draw:layer="layout" svg:width="16.799cm" svg:height="13.364cm" svg:x="2.1cm" svg:y="14.107cm" presentation:class="notes" presentation:placeholder="true">
            <draw:text-box/>
          </draw:frame>
        </presentation:notes>
      </draw:page>
      <draw:page draw:name="page7" draw:style-name="dp1" draw:master-page-name="lyt-bluelinesgrad" presentation:presentation-page-layout-name="AL2T1">
        <draw:frame presentation:style-name="pr3" draw:layer="layout" svg:width="25.199cm" svg:height="3.506cm" svg:x="1.4cm" svg:y="0.837cm" presentation:class="title">
          <draw:text-box>
            <text:p>クラスの関数の使い方</text:p>
          </draw:text-box>
        </draw:frame>
        <draw:frame presentation:style-name="pr4" draw:layer="layout" svg:width="25.199cm" svg:height="13.86cm" svg:x="1.4cm" svg:y="6.014cm" presentation:class="outline" presentation:placeholder="true" presentation:user-transformed="true">
          <draw:text-box/>
        </draw:frame>
        <draw:frame draw:style-name="gr2" draw:text-style-name="P1" draw:layer="layout" svg:width="17.6cm" svg:height="13.4cm" svg:x="0.2cm" svg:y="4.8cm">
          <draw:image xlink:href="Pictures/1000000000000184000001374E438606.png" xlink:type="simple" xlink:show="embed" xlink:actuate="onLoad">
            <text:p/>
          </draw:image>
        </draw:frame>
        <draw:frame draw:style-name="gr3" draw:text-style-name="P5" draw:layer="layout" svg:width="9.993cm" svg:height="12.374cm" svg:x="17.8cm" svg:y="6.488cm">
          <draw:text-box>
            <text:p text:style-name="P5"><text:span text:style-name="T4">クラスの関数の定義の仕方としては</text:span></text:p>
            <text:p text:style-name="P5"><text:span text:style-name="T4"/></text:p>
            <text:p text:style-name="P5"><text:span text:style-name="T4">(</text:span><text:span text:style-name="T4">型名) <text:s/>(クラス名)::(関数名)</text:span></text:p>
            <text:p text:style-name="P5"><text:span text:style-name="T4"/></text:p>
            <text:p text:style-name="P5"><text:span text:style-name="T4">という感じである。</text:span></text:p>
            <text:p text:style-name="P5"><text:span text:style-name="T4"/></text:p>
            <text:p text:style-name="P5"><text:span text:style-name="T4">ここでいう型名は</text:span></text:p>
            <text:p text:style-name="P5"><text:span text:style-name="T4">int </text:span><text:span text:style-name="T4">や </text:span><text:span text:style-name="T4">void</text:span><text:span text:style-name="T4">のことである。</text:span></text:p>
            <text:p text:style-name="P5"><text:span text:style-name="T4"/></text:p>
            <text:p text:style-name="P5"><text:span text:style-name="T4">クラス名は今回は</text:span></text:p>
            <text:p text:style-name="P5"><text:span text:style-name="T4">Block_obj</text:span></text:p>
            <text:p text:style-name="P5"><text:span text:style-name="T4"/></text:p>
            <text:p text:style-name="P5"><text:span text:style-name="T4">関数名はそれぞれ</text:span></text:p>
            <text:p text:style-name="P5"><text:span text:style-name="T4">GetX()</text:span><text:span text:style-name="T4">等である。</text:span></text:p>
            <text:p text:style-name="P5"><text:span text:style-name="T4"/></text:p>
            <text:p text:style-name="P5"><text:span text:style-name="T4">もちろん普通に関数の定義する時</text:span></text:p>
            <text:p text:style-name="P5"><text:span text:style-name="T4">と同じように、</text:span></text:p>
            <text:p text:style-name="P5"><text:span text:style-name="T4">引数もここにしっかり明示してやる。</text:span></text:p>
          </draw:text-box>
        </draw:frame>
        <presentation:notes draw:style-name="dp2">
          <draw:page-thumbnail draw:style-name="gr1" draw:layer="layout" svg:width="14.848cm" svg:height="11.136cm" svg:x="3.075cm" svg:y="2.257cm" draw:page-number="7" presentation:class="page"/>
          <draw:frame presentation:style-name="pr5" draw:layer="layout" svg:width="16.799cm" svg:height="13.364cm" svg:x="2.1cm" svg:y="14.107cm" presentation:class="notes" presentation:placeholder="true">
            <draw:text-box/>
          </draw:frame>
        </presentation:notes>
      </draw:page>
      <draw:page draw:name="page8" draw:style-name="dp1" draw:master-page-name="lyt-bluelinesgrad" presentation:presentation-page-layout-name="AL2T1">
        <draw:frame presentation:style-name="pr3" draw:layer="layout" svg:width="25.199cm" svg:height="3.506cm" svg:x="1.4cm" svg:y="0.837cm" presentation:class="title">
          <draw:text-box>
            <text:p>作った関数の解説、GetX(),GetY()</text:p>
          </draw:text-box>
        </draw:frame>
        <draw:frame presentation:style-name="pr4" draw:layer="layout" svg:width="25.199cm" svg:height="13.86cm" svg:x="1.4cm" svg:y="6.014cm" presentation:class="outline" presentation:placeholder="true" presentation:user-transformed="true">
          <draw:text-box/>
        </draw:frame>
        <draw:frame draw:style-name="gr2" draw:text-style-name="P1" draw:layer="layout" svg:width="17.4cm" svg:height="7.155cm" svg:x="4.6cm" svg:y="6.045cm">
          <draw:image xlink:href="Pictures/10000000000000A900000059C5683719.png" xlink:type="simple" xlink:show="embed" xlink:actuate="onLoad">
            <text:p/>
          </draw:image>
        </draw:frame>
        <draw:frame draw:style-name="gr3" draw:layer="layout" svg:width="26.491cm" svg:height="4.446cm" svg:x="1.284cm" svg:y="14.8cm">
          <draw:text-box>
            <text:p>関数にて,x,yがそれぞれ返されているが、このx,yは何者かというBlock_objのx,yである。</text:p>
            <text:p>「え？普通にx,yを知りたいならmain関数でBlock.xみたいにしてやればいいんじゃない？」</text:p>
            <text:p>って思う人もいるだろうが、今回x,yはprivateな変数なので、外部から参照することができない。</text:p>
            <text:p>なので、このような関数をpublicで設定してやらないと、Blockのx,yが知ることができないのである。</text:p>
            <text:p>もちろん,BlockのsizeX,sizeYが知りたい時が来たら、同じようにGetSizeX関数のようなものも</text:p>
            <text:p>作らないといけない。</text:p>
          </draw:text-box>
        </draw:frame>
        <presentation:notes draw:style-name="dp2">
          <draw:page-thumbnail draw:style-name="gr1" draw:layer="layout" svg:width="14.848cm" svg:height="11.136cm" svg:x="3.075cm" svg:y="2.257cm" draw:page-number="8" presentation:class="page"/>
          <draw:frame presentation:style-name="pr5" draw:layer="layout" svg:width="16.799cm" svg:height="13.364cm" svg:x="2.1cm" svg:y="14.107cm" presentation:class="notes" presentation:placeholder="true">
            <draw:text-box/>
          </draw:frame>
        </presentation:notes>
      </draw:page>
      <draw:page draw:name="page9" draw:style-name="dp1" draw:master-page-name="lyt-bluelinesgrad" presentation:presentation-page-layout-name="AL2T1">
        <draw:frame presentation:style-name="pr3" draw:layer="layout" svg:width="25.199cm" svg:height="3.506cm" svg:x="1.4cm" svg:y="0.837cm" presentation:class="title">
          <draw:text-box>
            <text:p>作った関数の解説<text:line-break/>Set(int setX,int setY,int setColor)</text:p>
          </draw:text-box>
        </draw:frame>
        <draw:frame presentation:style-name="pr4" draw:layer="layout" svg:width="25.199cm" svg:height="13.86cm" svg:x="1.4cm" svg:y="6.014cm" presentation:class="outline" presentation:placeholder="true" presentation:user-transformed="true">
          <draw:text-box/>
        </draw:frame>
        <draw:frame draw:style-name="gr3" draw:layer="layout" svg:width="21.026cm" svg:height="5.081cm" svg:x="3cm" svg:y="14cm">
          <draw:text-box>
            <text:p>引数として,setX,setY,setColorが指定されていて</text:p>
            <text:p>それをそのままBlock_objのx,y,colorに代入している。</text:p>
            <text:p>これにより、privateなx,y,colorをこの関数で設定することが可能となっている。</text:p>
            <text:p>また今回sizeX,sizeYは全て同じのブロックをつくろうとしてるので</text:p>
            <text:p>この関数内で同じ値を設定している。</text:p>
            <text:p>もちろんブロックごとに違う数値にしたければ、引数にさらに</text:p>
            <text:p>setSizeXなどを追加してやればいいだろう。</text:p>
          </draw:text-box>
        </draw:frame>
        <draw:frame draw:style-name="gr2" draw:text-style-name="P1" draw:layer="layout" svg:width="23.19cm" svg:height="7.246cm" svg:x="1.81cm" svg:y="6.154cm">
          <draw:image xlink:href="Pictures/100000000000017200000064C1E5EE55.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5" draw:layer="layout" svg:width="16.799cm" svg:height="13.364cm" svg:x="2.1cm" svg:y="14.107cm" presentation:class="notes" presentation:placeholder="true">
            <draw:text-box/>
          </draw:frame>
        </presentation:notes>
      </draw:page>
      <draw:page draw:name="page10" draw:style-name="dp1" draw:master-page-name="lyt-bluelinesgrad" presentation:presentation-page-layout-name="AL2T1">
        <draw:frame presentation:style-name="pr3" draw:layer="layout" svg:width="25.199cm" svg:height="3.506cm" svg:x="1.4cm" svg:y="0.837cm" presentation:class="title">
          <draw:text-box>
            <text:p>作った関数の解説<text:line-break/>Graph()</text:p>
          </draw:text-box>
        </draw:frame>
        <draw:frame presentation:style-name="pr4" draw:layer="layout" svg:width="25.199cm" svg:height="13.86cm" svg:x="1.4cm" svg:y="6.014cm" presentation:class="outline" presentation:placeholder="true" presentation:user-transformed="true">
          <draw:text-box/>
        </draw:frame>
        <draw:frame draw:style-name="gr2" draw:text-style-name="P1" draw:layer="layout" svg:width="21.708cm" svg:height="3.511cm" svg:x="3cm" svg:y="7.089cm">
          <draw:image xlink:href="Pictures/100000000000013A0000002A249804C6.png" xlink:type="simple" xlink:show="embed" xlink:actuate="onLoad">
            <text:p/>
          </draw:image>
        </draw:frame>
        <draw:frame draw:style-name="gr3" draw:text-style-name="P6" draw:layer="layout" svg:width="23.045cm" svg:height="5.977cm" svg:x="2.755cm" svg:y="11.4cm">
          <draw:text-box>
            <text:p text:style-name="P6"><text:span text:style-name="T5">DrawBox</text:span><text:span text:style-name="T5">の引数に</text:span><text:span text:style-name="T5">Block_obj</text:span><text:span text:style-name="T5">のパラメータを指定してやり、</text:span></text:p>
            <text:p text:style-name="P6"><text:span text:style-name="T5">箱を描画している。</text:span></text:p>
            <text:p text:style-name="P6"><text:span text:style-name="T5">前回の構造体を使った時の</text:span><text:span text:style-name="T5">DrawBox</text:span><text:span text:style-name="T5">の引数に</text:span></text:p>
            <text:p text:style-name="P6"><text:span text:style-name="T5">比べるとかなり見やすいのが分かる。</text:span></text:p>
            <text:p text:style-name="P6"><text:span text:style-name="T5">個人的にはここもかなりのポイントだと思う。</text:span></text:p>
            <text:p text:style-name="P6"><text:span text:style-name="T5"/></text:p>
          </draw:text-box>
        </draw:frame>
        <presentation:notes draw:style-name="dp2">
          <draw:page-thumbnail draw:style-name="gr1" draw:layer="layout" svg:width="14.848cm" svg:height="11.136cm" svg:x="3.075cm" svg:y="2.257cm" draw:page-number="10" presentation:class="page"/>
          <draw:frame presentation:style-name="pr5" draw:layer="layout" svg:width="16.799cm" svg:height="13.364cm" svg:x="2.1cm" svg:y="14.107cm" presentation:class="notes" presentation:placeholder="true">
            <draw:text-box/>
          </draw:frame>
        </presentation:notes>
      </draw:page>
      <draw:page draw:name="page11" draw:style-name="dp1" draw:master-page-name="lyt-bluelinesgrad" presentation:presentation-page-layout-name="AL2T1">
        <draw:frame presentation:style-name="pr3" draw:layer="layout" svg:width="25.199cm" svg:height="3.506cm" svg:x="1.4cm" svg:y="0.837cm" presentation:class="title">
          <draw:text-box>
            <text:p>これらの関数を実際に使ってみる。</text:p>
          </draw:text-box>
        </draw:frame>
        <draw:frame presentation:style-name="pr4" draw:layer="layout" svg:width="25.199cm" svg:height="13.86cm" svg:x="1.4cm" svg:y="6.014cm" presentation:class="outline" presentation:placeholder="true" presentation:user-transformed="true">
          <draw:text-box/>
        </draw:frame>
        <draw:frame draw:style-name="gr2" draw:text-style-name="P1" draw:layer="layout" svg:width="18cm" svg:height="15.474cm" svg:x="0.2cm" svg:y="4.4cm">
          <draw:image xlink:href="Pictures/100000000000019000000156718D7C69.png" xlink:type="simple" xlink:show="embed" xlink:actuate="onLoad">
            <text:p/>
          </draw:image>
        </draw:frame>
        <draw:frame draw:style-name="gr3" draw:layer="layout" svg:width="10.363cm" svg:height="14.279cm" svg:x="17.925cm" svg:y="5.8cm">
          <draw:text-box>
            <text:p>メイン関数に追加した処理は</text:p>
            <text:p>左の図の赤線部のみ。</text:p>
            <text:p/>
            <text:p>Block_obj Blockは</text:p>
            <text:p>構造体の時と全く同じ</text:p>
            <text:p>Block_objのパラメータを持った</text:p>
            <text:p>Blockというインスタンスを生成。</text:p>
            <text:p/>
            <text:p>ここでクラスの関数の使い方も</text:p>
            <text:p>構造体の変数と同じように</text:p>
            <text:p>(クラス名).(関数名)</text:p>
            <text:p>のように用いる。</text:p>
            <text:p>Block.Setは</text:p>
            <text:p>1つめの引数にx,</text:p>
            <text:p>2つめの引数にy,</text:p>
            <text:p>3つめの引数にcolorを設定している。</text:p>
            <text:p/>
            <text:p>そして、メインループ内で</text:p>
            <text:p>Block.Graph()</text:p>
            <text:p>これで、設定されたパラメータにより、</text:p>
            <text:p>Blockが描画されている。</text:p>
          </draw:text-box>
        </draw:frame>
        <presentation:notes draw:style-name="dp2">
          <draw:page-thumbnail draw:style-name="gr1" draw:layer="layout" svg:width="14.848cm" svg:height="11.136cm" svg:x="3.075cm" svg:y="2.257cm" draw:page-number="11" presentation:class="page"/>
          <draw:frame presentation:style-name="pr5" draw:layer="layout" svg:width="16.799cm" svg:height="13.364cm" svg:x="2.1cm" svg:y="14.107cm" presentation:class="notes" presentation:placeholder="true">
            <draw:text-box/>
          </draw:frame>
        </presentation:notes>
      </draw:page>
      <draw:page draw:name="page12" draw:style-name="dp1" draw:master-page-name="lyt-bluelinesgrad" presentation:presentation-page-layout-name="AL2T1">
        <draw:frame presentation:style-name="pr3" draw:layer="layout" svg:width="25.199cm" svg:height="3.506cm" svg:x="1.4cm" svg:y="0.837cm" presentation:class="title">
          <draw:text-box>
            <text:p>実行結果</text:p>
          </draw:text-box>
        </draw:frame>
        <draw:frame presentation:style-name="pr4" draw:layer="layout" svg:width="25.199cm" svg:height="13.86cm" svg:x="1.4cm" svg:y="6.014cm" presentation:class="outline" presentation:placeholder="true" presentation:user-transformed="true">
          <draw:text-box/>
        </draw:frame>
        <draw:frame draw:style-name="gr2" draw:text-style-name="P1" draw:layer="layout" svg:width="19.235cm" svg:height="9.345cm" svg:x="4.2cm" svg:y="6.014cm">
          <draw:image xlink:href="Pictures/10000000000001D6000000CA726D3286.png" xlink:type="simple" xlink:show="embed" xlink:actuate="onLoad">
            <text:p/>
          </draw:image>
        </draw:frame>
        <draw:frame draw:style-name="gr3" draw:text-style-name="P7" draw:layer="layout" svg:width="24.89cm" svg:height="2.987cm" svg:x="1.8cm" svg:y="15.813cm">
          <draw:text-box>
            <text:p><text:span text:style-name="T6">このように、左上に白のブロックが描画されるはずである。</text:span></text:p>
            <text:p><text:span text:style-name="T6">もちろん</text:span><text:span text:style-name="T6">Set</text:span><text:span text:style-name="T6">関数にて</text:span><text:span text:style-name="T6">x=50,y=20,sizeX=40,sizeY=10</text:span></text:p>
            <text:p><text:span text:style-name="T6">を指定しているので、このような座標配置になるのもわかるだろう。</text:span></text:p>
          </draw:text-box>
        </draw:frame>
        <presentation:notes draw:style-name="dp2">
          <draw:page-thumbnail draw:style-name="gr1" draw:layer="layout" svg:width="14.848cm" svg:height="11.136cm" svg:x="3.075cm" svg:y="2.257cm" draw:page-number="12" presentation:class="page"/>
          <draw:frame presentation:style-name="pr5" draw:layer="layout" svg:width="16.799cm" svg:height="13.364cm" svg:x="2.1cm" svg:y="14.107cm" presentation:class="notes" presentation:placeholder="true">
            <draw:text-box/>
          </draw:frame>
        </presentation:notes>
      </draw:page>
      <draw:page draw:name="page13" draw:style-name="dp1" draw:master-page-name="lyt-bluelinesgrad" presentation:presentation-page-layout-name="AL2T1">
        <draw:frame presentation:style-name="pr3" draw:layer="layout" svg:width="25.199cm" svg:height="3.506cm" svg:x="1.4cm" svg:y="0.837cm" presentation:class="title">
          <draw:text-box>
            <text:p>大量にブロックを作る。</text:p>
          </draw:text-box>
        </draw:frame>
        <draw:frame presentation:style-name="pr4" draw:layer="layout" svg:width="25.199cm" svg:height="13.86cm" svg:x="1.4cm" svg:y="6.014cm" presentation:class="outline" presentation:placeholder="true" presentation:user-transformed="true">
          <draw:text-box/>
        </draw:frame>
        <draw:frame draw:style-name="gr2" draw:text-style-name="P1" draw:layer="layout" svg:width="17.8cm" svg:height="15.103cm" svg:x="0.4cm" svg:y="5.4cm">
          <draw:image xlink:href="Pictures/10000000000001A80000011443144825.png" xlink:type="simple" xlink:show="embed" xlink:actuate="onLoad">
            <text:p/>
          </draw:image>
        </draw:frame>
        <draw:frame draw:style-name="gr3" draw:layer="layout" svg:width="8.088cm" svg:height="12.451cm" svg:x="18.6cm" svg:y="8cm">
          <draw:text-box>
            <text:p>例によって</text:p>
            <text:p>二重配列によって</text:p>
            <text:p>インスタンスを大量に宣言</text:p>
            <text:p/>
            <text:p>そしてforの二重ループで</text:p>
            <text:p>各ブロックのそれぞれの</text:p>
            <text:p>x,yを設定。</text:p>
            <text:p>例えばi=0,j=0の時</text:p>
            <text:p>Block[0][0]のx,yは</text:p>
            <text:p>x=0,y=0で設定。</text:p>
            <text:p>I=2,j=8の時</text:p>
            <text:p>Block[2][8]のx,yは</text:p>
            <text:p>x=100,y=160で設定される。</text:p>
            <text:p/>
            <text:p>さらに、メインループ内で</text:p>
            <text:p>forの二重ループにより、</text:p>
            <text:p>各ブロックに対して</text:p>
            <text:p>Graph関数を使う。</text:p>
          </draw:text-box>
        </draw:frame>
        <presentation:notes draw:style-name="dp2">
          <draw:page-thumbnail draw:style-name="gr1" draw:layer="layout" svg:width="14.848cm" svg:height="11.136cm" svg:x="3.075cm" svg:y="2.257cm" draw:page-number="13" presentation:class="page"/>
          <draw:frame presentation:style-name="pr5" draw:layer="layout" svg:width="16.799cm" svg:height="13.364cm" svg:x="2.1cm" svg:y="14.107cm" presentation:class="notes" presentation:placeholder="true">
            <draw:text-box/>
          </draw:frame>
        </presentation:notes>
      </draw:page>
      <draw:page draw:name="page14" draw:style-name="dp1" draw:master-page-name="lyt-bluelinesgrad" presentation:presentation-page-layout-name="AL2T1">
        <draw:frame presentation:style-name="pr3" draw:layer="layout" svg:width="25.199cm" svg:height="3.506cm" svg:x="1.4cm" svg:y="0.837cm" presentation:class="title">
          <draw:text-box>
            <text:p>実行結果</text:p>
          </draw:text-box>
        </draw:frame>
        <draw:frame presentation:style-name="pr4" draw:layer="layout" svg:width="25.199cm" svg:height="13.86cm" svg:x="1.4cm" svg:y="6.014cm" presentation:class="outline" presentation:placeholder="true" presentation:user-transformed="true">
          <draw:text-box/>
        </draw:frame>
        <draw:frame draw:style-name="gr2" draw:text-style-name="P1" draw:layer="layout" svg:width="22.024cm" svg:height="9.197cm" svg:x="1.376cm" svg:y="5.003cm">
          <draw:image xlink:href="Pictures/100000000000028B000001102839A1B1.png" xlink:type="simple" xlink:show="embed" xlink:actuate="onLoad">
            <text:p/>
          </draw:image>
        </draw:frame>
        <draw:frame draw:style-name="gr3" draw:layer="layout" svg:width="21.368cm" svg:height="4.215cm" svg:x="1.8cm" svg:y="14.8cm">
          <draw:text-box>
            <text:p>このように大量に描画されていることがわかる。</text:p>
            <text:p>ここで説明するのが</text:p>
            <text:p>Block[0][0].Graph()ではBlock[0][0]のx,y,colorを用いて描画</text:p>
            <text:p>Block[2][8].Graph()ではBlock[2][8]のx,y,colorを用いて描画。</text:p>
            <text:p>やはり意識して欲しいのが、全ての物体がそれぞれのパラメータを持っている。</text:p>
            <text:p>ということなのである。</text:p>
          </draw:text-box>
        </draw:frame>
        <presentation:notes draw:style-name="dp2">
          <draw:page-thumbnail draw:style-name="gr1" draw:layer="layout" svg:width="14.848cm" svg:height="11.136cm" svg:x="3.075cm" svg:y="2.257cm" draw:page-number="14" presentation:class="page"/>
          <draw:frame presentation:style-name="pr5" draw:layer="layout" svg:width="16.799cm" svg:height="13.364cm" svg:x="2.1cm" svg:y="14.107cm" presentation:class="notes" presentation:placeholder="true">
            <draw:text-box/>
          </draw:frame>
        </presentation:notes>
      </draw:page>
      <draw:page draw:name="page15" draw:style-name="dp1" draw:master-page-name="lyt-bluelinesgrad" presentation:presentation-page-layout-name="AL2T1">
        <draw:frame presentation:style-name="pr3" draw:layer="layout" svg:width="25.199cm" svg:height="3.506cm" svg:x="1.4cm" svg:y="0.837cm" presentation:class="title">
          <draw:text-box>
            <text:p>ボールもクラスで作る。</text:p>
          </draw:text-box>
        </draw:frame>
        <draw:frame presentation:style-name="pr4" draw:layer="layout" svg:width="25.199cm" svg:height="13.86cm" svg:x="1.4cm" svg:y="6.014cm" presentation:class="outline" presentation:placeholder="true" presentation:user-transformed="true">
          <draw:text-box/>
        </draw:frame>
        <draw:frame draw:style-name="gr3" draw:layer="layout" svg:width="21.334cm" svg:height="5.158cm" svg:x="4cm" svg:y="15.442cm">
          <draw:text-box>
            <text:p>さて、ボールについてもクラスで作っていく。</text:p>
            <text:p>簡単にいじれるようにしたくないパラメータはprivateに宣言。</text:p>
            <text:p>それをいじくる権利がある関数はpublicに宣言。</text:p>
            <text:p>Privateのパラメータは構造体の時に使っていたのと同じもの。</text:p>
            <text:p>PublicにあるGet関数はそれぞれのパラメータを外部で参照したいときに使用。</text:p>
            <text:p>Set関数によって、ボールのパラメータ全てセットする予定。</text:p>
            <text:p>Graphでボールを描画,Calc関数でボールを動かす予定である。</text:p>
          </draw:text-box>
        </draw:frame>
        <draw:frame draw:style-name="gr2" draw:text-style-name="P1" draw:layer="layout" svg:width="19.299cm" svg:height="11.2cm" svg:x="3.701cm" svg:y="4cm">
          <draw:image xlink:href="Pictures/10000000000001670000011CC522068C.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5" draw:layer="layout" svg:width="16.799cm" svg:height="13.364cm" svg:x="2.1cm" svg:y="14.107cm" presentation:class="notes" presentation:placeholder="true">
            <draw:text-box/>
          </draw:frame>
        </presentation:notes>
      </draw:page>
      <draw:page draw:name="page16" draw:style-name="dp1" draw:master-page-name="lyt-bluelinesgrad" presentation:presentation-page-layout-name="AL2T1">
        <draw:frame presentation:style-name="pr3" draw:layer="layout" svg:width="25.199cm" svg:height="3.506cm" svg:x="1.4cm" svg:y="0.837cm" presentation:class="title">
          <draw:text-box>
            <text:p>ボールもクラスで作る。</text:p>
          </draw:text-box>
        </draw:frame>
        <draw:frame presentation:style-name="pr4" draw:layer="layout" svg:width="25.199cm" svg:height="13.86cm" svg:x="1.4cm" svg:y="6.014cm" presentation:class="outline" presentation:placeholder="true">
          <draw:text-box/>
        </draw:frame>
        <draw:frame draw:style-name="gr2" draw:text-style-name="P1" draw:layer="layout" svg:width="13cm" svg:height="15.2cm" svg:x="1.2cm" svg:y="5cm">
          <draw:image xlink:href="Pictures/100000000000014600000199542955FE.png" xlink:type="simple" xlink:show="embed" xlink:actuate="onLoad">
            <text:p/>
          </draw:image>
        </draw:frame>
        <draw:frame draw:style-name="gr3" draw:layer="layout" svg:width="11.889cm" svg:height="6.678cm" svg:x="15.6cm" svg:y="9.6cm">
          <draw:text-box>
            <text:p>クラスの関数は、前述したとおり</text:p>
            <text:p>(型名) (クラス名)::（関数名）</text:p>
            <text:p>で定義に入る。</text:p>
            <text:p/>
            <text:p>Get系の関数はただ数値を返すだけなので</text:p>
            <text:p>特に記述することはない。</text:p>
            <text:p/>
            <text:p>ただどういう時に使うのかというと</text:p>
            <text:p>次回やる当たり判定の部分で</text:p>
            <text:p>使っていくことになる。</text:p>
          </draw:text-box>
        </draw:frame>
        <presentation:notes draw:style-name="dp2">
          <draw:page-thumbnail draw:style-name="gr1" draw:layer="layout" svg:width="14.848cm" svg:height="11.136cm" svg:x="3.075cm" svg:y="2.257cm" draw:page-number="16" presentation:class="page"/>
          <draw:frame presentation:style-name="pr5" draw:layer="layout" svg:width="16.799cm" svg:height="13.364cm" svg:x="2.1cm" svg:y="14.107cm" presentation:class="notes" presentation:placeholder="true">
            <draw:text-box/>
          </draw:frame>
        </presentation:notes>
      </draw:page>
      <draw:page draw:name="page17" draw:style-name="dp1" draw:master-page-name="lyt-bluelinesgrad" presentation:presentation-page-layout-name="AL2T1">
        <draw:frame presentation:style-name="pr3" draw:layer="layout" svg:width="25.199cm" svg:height="3.506cm" svg:x="1.4cm" svg:y="0.837cm" presentation:class="title">
          <draw:text-box>
            <text:p>ボールもクラスで作る。</text:p>
          </draw:text-box>
        </draw:frame>
        <draw:frame presentation:style-name="pr4" draw:layer="layout" svg:width="25.199cm" svg:height="13.86cm" svg:x="1.4cm" svg:y="6.014cm" presentation:class="outline" presentation:placeholder="true" presentation:user-transformed="true">
          <draw:text-box/>
        </draw:frame>
        <draw:frame draw:style-name="gr2" draw:text-style-name="P1" draw:layer="layout" svg:width="15.2cm" svg:height="13.6cm" svg:x="1.4cm" svg:y="6.274cm">
          <draw:image xlink:href="Pictures/10000000000001730000013054A8B81B.png" xlink:type="simple" xlink:show="embed" xlink:actuate="onLoad">
            <text:p/>
          </draw:image>
        </draw:frame>
        <draw:frame draw:style-name="gr3" draw:layer="layout" svg:width="7.428cm" svg:height="6.986cm" svg:x="17.2cm" svg:y="10cm">
          <draw:text-box>
            <text:p>Set関数では</text:p>
            <text:p>x,y,r,vx,vy,color</text:p>
            <text:p>を決定する。</text:p>
            <text:p/>
            <text:p>そしてGraph関数では</text:p>
            <text:p>DrawCircleによって</text:p>
            <text:p>ボールを描画</text:p>
            <text:p/>
            <text:p>Calc関数では</text:p>
            <text:p>ボールを移動させている。</text:p>
          </draw:text-box>
        </draw:frame>
        <presentation:notes draw:style-name="dp2">
          <draw:page-thumbnail draw:style-name="gr1" draw:layer="layout" svg:width="14.848cm" svg:height="11.136cm" svg:x="3.075cm" svg:y="2.257cm" draw:page-number="17" presentation:class="page"/>
          <draw:frame presentation:style-name="pr5" draw:layer="layout" svg:width="16.799cm" svg:height="13.364cm" svg:x="2.1cm" svg:y="14.107cm" presentation:class="notes" presentation:placeholder="true">
            <draw:text-box/>
          </draw:frame>
        </presentation:notes>
      </draw:page>
      <draw:page draw:name="page18" draw:style-name="dp1" draw:master-page-name="lyt-bluelinesgrad" presentation:presentation-page-layout-name="AL2T1">
        <draw:frame presentation:style-name="pr3" draw:layer="layout" svg:width="25.199cm" svg:height="3.506cm" svg:x="1.4cm" svg:y="0.837cm" presentation:class="title" presentation:user-transformed="true">
          <draw:text-box>
            <text:p>ボールもクラスで作る。</text:p>
          </draw:text-box>
        </draw:frame>
        <draw:frame presentation:style-name="pr4" draw:layer="layout" svg:width="25.199cm" svg:height="13.86cm" svg:x="1.4cm" svg:y="6.014cm" presentation:class="outline" presentation:placeholder="true" presentation:user-transformed="true">
          <draw:text-box/>
        </draw:frame>
        <draw:frame draw:style-name="gr2" draw:text-style-name="P1" draw:layer="layout" svg:width="19cm" svg:height="9.4cm" svg:x="3.4cm" svg:y="5.2cm">
          <draw:image xlink:href="Pictures/10000000000001A8000000E3C3ACC2DF.png" xlink:type="simple" xlink:show="embed" xlink:actuate="onLoad">
            <text:p/>
          </draw:image>
        </draw:frame>
        <draw:frame draw:style-name="gr3" draw:text-style-name="P8" draw:layer="layout" svg:width="21.233cm" svg:height="3.083cm" svg:x="2.167cm" svg:y="15.6cm">
          <draw:text-box>
            <text:p text:style-name="P8"><text:span text:style-name="T7">main</text:span><text:span text:style-name="T7">関数内で</text:span><text:span text:style-name="T7">Ball_obj Ball</text:span><text:span text:style-name="T7">により</text:span><text:span text:style-name="T7">Ball_obj</text:span><text:span text:style-name="T7">の変数・関数を</text:span></text:p>
            <text:p text:style-name="P8"><text:span text:style-name="T7">持った</text:span><text:span text:style-name="T7">Ball</text:span><text:span text:style-name="T7">インスタンスを生成。</text:span></text:p>
            <text:p text:style-name="P8"><text:span text:style-name="T7">さらに</text:span><text:span text:style-name="T7">Ball.Set</text:span><text:span text:style-name="T7">にて </text:span><text:span text:style-name="T7">Ball</text:span><text:span text:style-name="T7">の</text:span><text:span text:style-name="T7">x,y,r,vx,vy,color</text:span><text:span text:style-name="T7">を指定している。</text:span></text:p>
          </draw:text-box>
        </draw:frame>
        <presentation:notes draw:style-name="dp2">
          <draw:page-thumbnail draw:style-name="gr1" draw:layer="layout" svg:width="14.848cm" svg:height="11.136cm" svg:x="3.075cm" svg:y="2.257cm" draw:page-number="18" presentation:class="page"/>
          <draw:frame presentation:style-name="pr5" draw:layer="layout" svg:width="16.799cm" svg:height="13.364cm" svg:x="2.1cm" svg:y="14.107cm" presentation:class="notes" presentation:placeholder="true">
            <draw:text-box/>
          </draw:frame>
        </presentation:notes>
      </draw:page>
      <draw:page draw:name="page19" draw:style-name="dp1" draw:master-page-name="lyt-bluelinesgrad" presentation:presentation-page-layout-name="AL2T1">
        <draw:frame presentation:style-name="pr3" draw:layer="layout" svg:width="25.199cm" svg:height="3.506cm" svg:x="1.4cm" svg:y="0.837cm" presentation:class="title">
          <draw:text-box>
            <text:p>ボールもクラスで作る。</text:p>
          </draw:text-box>
        </draw:frame>
        <draw:frame presentation:style-name="pr4" draw:layer="layout" svg:width="25.199cm" svg:height="13.86cm" svg:x="1.4cm" svg:y="6.014cm" presentation:class="outline" presentation:placeholder="true" presentation:user-transformed="true">
          <draw:text-box/>
        </draw:frame>
        <draw:frame draw:style-name="gr2" draw:text-style-name="P1" draw:layer="layout" svg:width="15.275cm" svg:height="14.2cm" svg:x="0.6cm" svg:y="5.6cm">
          <draw:image xlink:href="Pictures/10000000000001570000013266F15882.png" xlink:type="simple" xlink:show="embed" xlink:actuate="onLoad">
            <text:p/>
          </draw:image>
        </draw:frame>
        <draw:frame draw:style-name="gr3" draw:layer="layout" svg:width="10.59cm" svg:height="4.85cm" svg:x="15.875cm" svg:y="9cm">
          <draw:text-box>
            <text:p>メインループ内では</text:p>
            <text:p>描画とボールの移動関数を追加した。</text:p>
            <text:p/>
            <text:p>これにより、Ball.Setでセットされた</text:p>
            <text:p>Ballの各パラメータを用いて、</text:p>
            <text:p>ボールの描画や、</text:p>
            <text:p>ボールの移動を行なっている。</text:p>
          </draw:text-box>
        </draw:frame>
        <presentation:notes draw:style-name="dp2">
          <draw:page-thumbnail draw:style-name="gr1" draw:layer="layout" svg:width="14.848cm" svg:height="11.136cm" svg:x="3.075cm" svg:y="2.257cm" draw:page-number="19" presentation:class="page"/>
          <draw:frame presentation:style-name="pr5" draw:layer="layout" svg:width="16.799cm" svg:height="13.364cm" svg:x="2.1cm" svg:y="14.107cm" presentation:class="notes" presentation:placeholder="true">
            <draw:text-box/>
          </draw:frame>
        </presentation:notes>
      </draw:page>
      <draw:page draw:name="page20" draw:style-name="dp1" draw:master-page-name="lyt-bluelinesgrad" presentation:presentation-page-layout-name="AL2T1">
        <draw:frame presentation:style-name="pr3" draw:layer="layout" svg:width="25.199cm" svg:height="3.506cm" svg:x="1.4cm" svg:y="0.837cm" presentation:class="title">
          <draw:text-box>
            <text:p>実行結果</text:p>
          </draw:text-box>
        </draw:frame>
        <draw:frame presentation:style-name="pr4" draw:layer="layout" svg:width="25.199cm" svg:height="13.86cm" svg:x="1.4cm" svg:y="6.014cm" presentation:class="outline" presentation:placeholder="true" presentation:user-transformed="true">
          <draw:text-box/>
        </draw:frame>
        <draw:frame draw:style-name="gr2" draw:text-style-name="P1" draw:layer="layout" svg:width="17.039cm" svg:height="9.684cm" svg:x="3.961cm" svg:y="5.916cm">
          <draw:image xlink:href="Pictures/10000000000002840000016E2940C21E.png" xlink:type="simple" xlink:show="embed" xlink:actuate="onLoad">
            <text:p/>
          </draw:image>
        </draw:frame>
        <draw:frame draw:style-name="gr3" draw:text-style-name="P8" draw:layer="layout" svg:width="26.736cm" svg:height="2.889cm" svg:x="1.4cm" svg:y="16.8cm">
          <draw:text-box>
            <text:p text:style-name="P8"><text:span text:style-name="T7">このように、青いボールが移動しつつ、描画されているのがわかる。</text:span></text:p>
            <text:p text:style-name="P8"><text:span text:style-name="T7">ただ壁で反射していないのがわかるだろうか。</text:span></text:p>
            <text:p text:style-name="P8"><text:span text:style-name="T7">そこでボールを移動させている関数、</text:span><text:span text:style-name="T7">Ball_obj</text:span><text:span text:style-name="T7">の</text:span><text:span text:style-name="T7">Calc</text:span><text:span text:style-name="T7">関数を書き換えよう。</text:span></text:p>
          </draw:text-box>
        </draw:frame>
        <presentation:notes draw:style-name="dp2">
          <draw:page-thumbnail draw:style-name="gr1" draw:layer="layout" svg:width="14.848cm" svg:height="11.136cm" svg:x="3.075cm" svg:y="2.257cm" draw:page-number="20" presentation:class="page"/>
          <draw:frame presentation:style-name="pr5" draw:layer="layout" svg:width="16.799cm" svg:height="13.364cm" svg:x="2.1cm" svg:y="14.107cm" presentation:class="notes" presentation:placeholder="true">
            <draw:text-box/>
          </draw:frame>
        </presentation:notes>
      </draw:page>
      <draw:page draw:name="page21" draw:style-name="dp1" draw:master-page-name="lyt-bluelinesgrad" presentation:presentation-page-layout-name="AL2T1">
        <draw:frame presentation:style-name="pr3" draw:layer="layout" svg:width="25.199cm" svg:height="3.506cm" svg:x="1.4cm" svg:y="0.837cm" presentation:class="title">
          <draw:text-box>
            <text:p>壁で反射させる。</text:p>
          </draw:text-box>
        </draw:frame>
        <draw:frame presentation:style-name="pr4" draw:layer="layout" svg:width="25.199cm" svg:height="13.86cm" svg:x="1.4cm" svg:y="6.014cm" presentation:class="outline" presentation:placeholder="true" presentation:user-transformed="true">
          <draw:text-box/>
        </draw:frame>
        <draw:frame draw:style-name="gr3" draw:layer="layout" svg:width="20.467cm" svg:height="7.313cm" svg:x="3cm" svg:y="13.287cm">
          <draw:text-box>
            <text:p>壁の反射の方法は前回のパートと同じ方法で、</text:p>
            <text:p>ある進めてみたとき一定領域より進んでしまっていたら速度を変更させる。</text:p>
            <text:p>という方法をとる。</text:p>
            <text:p/>
            <text:p>このように、今回は移動を制御しているCalc関数内に壁の反射を追加した。</text:p>
            <text:p/>
            <text:p>クラスに関わらず、関数を作るときのコツとしては</text:p>
            <text:p>ある程度関数に独立性をもたせることである。</text:p>
            <text:p>例えば描画処理と移動処理を同じ関数に書くのは非常にオススメしない。</text:p>
            <text:p>ということである。</text:p>
            <text:p/>
          </draw:text-box>
        </draw:frame>
        <draw:frame draw:style-name="gr2" draw:text-style-name="P1" draw:layer="layout" svg:width="16.4cm" svg:height="7.531cm" svg:x="-4.2cm" svg:y="23.968cm">
          <draw:image xlink:href="Pictures/10000000000001250000008D7002556A.png" xlink:type="simple" xlink:show="embed" xlink:actuate="onLoad">
            <text:p/>
          </draw:image>
        </draw:frame>
        <draw:frame draw:style-name="gr2" draw:text-style-name="P1" draw:layer="layout" svg:width="17.832cm" svg:height="7.119cm" svg:x="3.968cm" svg:y="5.881cm">
          <draw:image xlink:href="Pictures/1000000000000128000000857AEB8B07.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5" draw:layer="layout" svg:width="16.799cm" svg:height="13.364cm" svg:x="2.1cm" svg:y="14.107cm" presentation:class="notes" presentation:placeholder="true">
            <draw:text-box/>
          </draw:frame>
        </presentation:notes>
      </draw:page>
      <draw:page draw:name="page22" draw:style-name="dp1" draw:master-page-name="lyt-bluelinesgrad" presentation:presentation-page-layout-name="AL2T1">
        <draw:frame presentation:style-name="pr3" draw:layer="layout" svg:width="25.199cm" svg:height="3.506cm" svg:x="1.4cm" svg:y="0.837cm" presentation:class="title">
          <draw:text-box>
            <text:p>実行結果</text:p>
          </draw:text-box>
        </draw:frame>
        <draw:frame presentation:style-name="pr4" draw:layer="layout" svg:width="25.199cm" svg:height="13.86cm" svg:x="1.4cm" svg:y="6.014cm" presentation:class="outline" presentation:placeholder="true" presentation:user-transformed="true">
          <draw:text-box/>
        </draw:frame>
        <draw:frame draw:style-name="gr2" draw:text-style-name="P1" draw:layer="layout" svg:width="19.891cm" svg:height="9.8cm" svg:x="3.4cm" svg:y="5cm">
          <draw:image xlink:href="Pictures/100000000000020D0000010A32D2B092.png" xlink:type="simple" xlink:show="embed" xlink:actuate="onLoad">
            <text:p/>
          </draw:image>
        </draw:frame>
        <draw:frame draw:style-name="gr3" draw:text-style-name="P8" draw:layer="layout" svg:width="23.663cm" svg:height="2.792cm" svg:x="3.2cm" svg:y="15.8cm">
          <draw:text-box>
            <text:p text:style-name="P8"><text:span text:style-name="T7">さて、壁でボールが反射するようになっただろう。</text:span></text:p>
            <text:p text:style-name="P8"><text:span text:style-name="T7">以後、このクラスで作ったブロックとボールに処理を加えることで、</text:span></text:p>
            <text:p text:style-name="P8"><text:span text:style-name="T7">ブロック崩しを作ることにする。</text:span></text:p>
          </draw:text-box>
        </draw:frame>
        <presentation:notes draw:style-name="dp2">
          <draw:page-thumbnail draw:style-name="gr1" draw:layer="layout" svg:width="14.848cm" svg:height="11.136cm" svg:x="3.075cm" svg:y="2.257cm" draw:page-number="22" presentation:class="page"/>
          <draw:frame presentation:style-name="pr5" draw:layer="layout" svg:width="16.799cm" svg:height="13.364cm" svg:x="2.1cm" svg:y="14.107cm" presentation:class="notes" presentation:placeholder="true">
            <draw:text-box/>
          </draw:frame>
        </presentation:notes>
      </draw:page>
      <draw:page draw:name="page23" draw:style-name="dp1" draw:master-page-name="lyt-bluelinesgrad" presentation:presentation-page-layout-name="AL2T1">
        <draw:frame presentation:style-name="pr3" draw:layer="layout" svg:width="25.199cm" svg:height="3.506cm" svg:x="1.4cm" svg:y="0.837cm" presentation:class="title">
          <draw:text-box>
            <text:p>まとめ</text:p>
          </draw:text-box>
        </draw:frame>
        <draw:frame presentation:style-name="pr4" draw:layer="layout" svg:width="25.199cm" svg:height="13.86cm" svg:x="1.4cm" svg:y="6.014cm" presentation:class="outline">
          <draw:text-box>
            <text:list text:style-name="L3">
              <text:list-item>
                <text:p>構造体ではどこでも変数がいじくれてしまう！</text:p>
                <text:p>→どこがバグの原因か特定できない。</text:p>
              </text:list-item>
              <text:list-item>
                <text:p>クラスだと変数をいじれる関数が限定される。</text:p>
                <text:p>→どこがバグの原因かある程度特定可能。</text:p>
              </text:list-item>
              <text:list-item>
                <text:p>関数を作る時は独立性をできるだけ高い状態で</text:p>
                <text:p>維持する。</text:p>
              </text:list-item>
            </text:list>
          </draw:text-box>
        </draw:frame>
        <presentation:notes draw:style-name="dp2">
          <draw:page-thumbnail draw:style-name="gr1" draw:layer="layout" svg:width="14.848cm" svg:height="11.136cm" svg:x="3.075cm" svg:y="2.257cm" draw:page-number="23"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808080" draw:end-color="#ffffff" draw:start-intensity="100%" draw:end-intensity="100%" draw:angle="0" draw:border="0%"/>
    <draw:hatch draw:name="Hatching_20_91" draw:display-name="Hatching 91" draw:style="single" draw:color="#808080" draw:distance="0.02cm" draw:rotation="0"/>
    <draw:fill-image draw:name="Bitmape_20_1" draw:display-name="Bitmape 1" xlink:href="Pictures/10000000000000200000002000309F1C.png" xlink:type="simple" xlink:show="embed" xlink:actuate="onLoad"/>
    <draw:fill-image draw:name="bluelinesdark" xlink:href="Pictures/10000000000003200000025819812F21.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808080" draw:marker-start-width="0.2cm" draw:marker-start-center="false" draw:marker-end-width="0.2cm" draw:marker-end-center="false" draw:fill="solid" draw:fill-color="#cfe7e5" draw:fill-gradient-name="Gradient_20_7" draw:fill-hatch-name="Hatching_20_91" draw:fill-image-name="Bitmape_20_1"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ffffff"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ＭＳ Ｐゴシック'"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ＭＳ Ｐゴシック'"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bluelinesgrad-background" style:family="presentation">
      <style:graphic-properties draw:stroke="none" draw:fill="bitmap" draw:fill-image-name="bluelinesdark" style:repeat="stretch"/>
    </style:style>
    <style:style style:name="lyt-bluelinesgrad-backgroundobjects" style:family="presentation">
      <style:graphic-properties draw:shadow="hidden" draw:shadow-offset-x="0.3cm" draw:shadow-offset-y="0.3cm" draw:shadow-color="#808080"/>
      <style:text-properties fo:color="#ffffff"/>
    </style:style>
    <style:style style:name="lyt-bluelinesgrad-notes" style:family="presentation">
      <style:graphic-properties draw:stroke="none" draw:fill="none">
        <text:list-style style:name="lyt-bluelinesgra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bluelinesgrad-outline1" style:family="presentation">
      <style:graphic-properties draw:stroke="none" draw:fill="none">
        <text:list-style style:name="lyt-bluelinesgrad-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outline2" style:family="presentation" style:parent-style-name="lyt-bluelinesgrad-outline1">
      <style:paragraph-properties fo:margin-left="2.4cm" fo:margin-right="0cm" fo:margin-top="0cm" fo:margin-bottom="0.4cm" fo:text-indent="-0.8cm"/>
      <style:text-properties fo:font-size="28pt" style:font-size-asian="28pt" style:font-size-complex="28pt"/>
    </style:style>
    <style:style style:name="lyt-bluelinesgrad-outline3" style:family="presentation" style:parent-style-name="lyt-bluelinesgrad-outline2">
      <style:paragraph-properties fo:margin-left="3.6cm" fo:margin-right="0cm" fo:margin-top="0cm" fo:margin-bottom="0.3cm" fo:text-indent="-0.6cm"/>
      <style:text-properties fo:font-size="24pt" style:font-size-asian="24pt" style:font-size-complex="24pt"/>
    </style:style>
    <style:style style:name="lyt-bluelinesgrad-outline4" style:family="presentation" style:parent-style-name="lyt-bluelinesgrad-outline3">
      <style:paragraph-properties fo:margin-left="4.8cm" fo:margin-right="0cm" fo:margin-top="0cm" fo:margin-bottom="0.2cm" fo:text-indent="-0.6cm"/>
      <style:text-properties fo:font-size="20pt" style:font-size-asian="20pt" style:font-size-complex="20pt"/>
    </style:style>
    <style:style style:name="lyt-bluelinesgrad-outline5" style:family="presentation" style:parent-style-name="lyt-bluelinesgrad-outline4">
      <style:paragraph-properties fo:margin-left="6cm" fo:margin-right="0cm" fo:margin-top="0cm" fo:margin-bottom="0.1cm" fo:text-indent="-0.6cm"/>
      <style:text-properties fo:font-size="20pt" style:font-size-asian="20pt" style:font-size-complex="20pt"/>
    </style:style>
    <style:style style:name="lyt-bluelinesgrad-outline6" style:family="presentation" style:parent-style-name="lyt-bluelinesgrad-outline5">
      <style:paragraph-properties fo:margin-left="7.2cm" fo:margin-right="0cm" fo:margin-top="0cm" fo:margin-bottom="0.1cm" fo:text-indent="-0.6cm"/>
      <style:text-properties fo:font-size="20pt" style:font-size-asian="20pt" style:font-size-complex="20pt"/>
    </style:style>
    <style:style style:name="lyt-bluelinesgrad-outline7" style:family="presentation" style:parent-style-name="lyt-bluelinesgrad-outline6">
      <style:paragraph-properties fo:margin-left="8.4cm" fo:margin-right="0cm" fo:margin-top="0cm" fo:margin-bottom="0.1cm" fo:text-indent="-0.6cm"/>
      <style:text-properties fo:font-size="20pt" style:font-size-asian="20pt" style:font-size-complex="20pt"/>
    </style:style>
    <style:style style:name="lyt-bluelinesgrad-outline8" style:family="presentation" style:parent-style-name="lyt-bluelinesgrad-outline7">
      <style:paragraph-properties fo:margin-left="9.6cm" fo:margin-right="0cm" fo:margin-top="0cm" fo:margin-bottom="0.1cm" fo:text-indent="-0.6cm"/>
      <style:text-properties fo:font-size="20pt" style:font-size-asian="20pt" style:font-size-complex="20pt"/>
    </style:style>
    <style:style style:name="lyt-bluelinesgrad-outline9" style:family="presentation" style:parent-style-name="lyt-bluelinesgrad-outline8">
      <style:paragraph-properties fo:margin-left="10.8cm" fo:margin-right="0cm" fo:margin-top="0cm" fo:margin-bottom="0.1cm" fo:text-indent="-0.6cm"/>
      <style:text-properties fo:font-size="20pt" style:font-size-asian="20pt" style:font-size-complex="20pt"/>
    </style:style>
    <style:style style:name="lyt-bluelinesgrad-subtitle" style:family="presentation">
      <style:graphic-properties draw:stroke="none" draw:fill="none" draw:textarea-vertical-align="middle">
        <text:list-style style:name="lyt-bluelinesgr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title" style:family="presentation">
      <style:graphic-properties draw:stroke="none" draw:fill="none" draw:textarea-vertical-align="middle">
        <text:list-style style:name="lyt-bluelinesgr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luelinesdark"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r4" style:family="presentation" style:parent-style-name="lyt-bluelinesgrad-backgroundobjects">
      <style:graphic-properties draw:stroke="none" draw:fill="none" draw:fill-color="#ffffff" draw:auto-grow-height="false" fo:min-height="1.449cm"/>
    </style:style>
    <style:style style:name="Mpr5" style:family="presentation" style:parent-style-name="lyt-bluelinesgrad-backgroundobjects">
      <style:graphic-properties draw:stroke="none" draw:fill="none" draw:fill-color="#ffffff" draw:auto-grow-height="false" fo:min-height="1.485cm"/>
    </style:style>
    <style:style style:name="Mpr6" style:family="presentation" style:parent-style-name="lyt-bluelinesgra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番号&gt;</text:page-number></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番号&gt;</text:page-number></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番号&gt;</text:page-number></text:p>
          </draw:text-box>
        </draw:frame>
      </presentation:notes>
    </style:master-page>
    <style:master-page style:name="lyt-bluelinesgrad" style:page-layout-name="PM1" draw:style-name="Mdp2">
      <draw:frame presentation:style-name="lyt-bluelinesgrad-title" draw:layer="backgroundobjects" svg:width="25.199cm" svg:height="3.506cm" svg:x="1.4cm" svg:y="0.837cm" presentation:class="title" presentation:placeholder="true">
        <draw:text-box/>
      </draw:frame>
      <draw:frame presentation:style-name="lyt-bluelinesgrad-outline1" draw:layer="backgroundobjects" svg:width="25.199cm" svg:height="13.86cm" svg:x="1.4cm" svg:y="6.014cm" presentation:class="outline" presentation:placeholder="true">
        <draw:text-box/>
      </draw:frame>
      <draw:frame presentation:style-name="Mpr4" draw:text-style-name="MP4" draw:layer="backgroundobjects" svg:width="6.523cm" svg:height="1.448cm" svg:x="1.4cm" svg:y="19.431cm" presentation:class="date-time">
        <draw:text-box>
          <text:p text:style-name="MP4"><text:span text:style-name="MT1"><presentation:date-time/></text:span></text:p>
        </draw:text-box>
      </draw:frame>
      <draw:frame presentation:style-name="Mpr4" draw:text-style-name="MP5" draw:layer="backgroundobjects" svg:width="8.875cm" svg:height="1.448cm" svg:x="9.576cm" svg:y="19.431cm" presentation:class="footer">
        <draw:text-box>
          <text:p text:style-name="MP5"><text:span text:style-name="MT1"><presentation:footer/></text:span></text:p>
        </draw:text-box>
      </draw:frame>
      <draw:frame presentation:style-name="Mpr4" draw:text-style-name="MP6" draw:layer="backgroundobjects" svg:width="6.523cm" svg:height="1.448cm" svg:x="20.076cm" svg:y="19.431cm" presentation:class="page-number">
        <draw:text-box>
          <text:p text:style-name="MP6"><text:span text:style-name="MT1"><text:page-number>&lt;番号&gt;</text:page-number></text:span></text:p>
        </draw:text-box>
      </draw:frame>
      <presentation:notes style:page-layout-name="PM0">
        <draw:page-thumbnail presentation:style-name="lyt-bluelinesgrad-title" draw:layer="backgroundobjects" svg:width="14.848cm" svg:height="11.136cm" svg:x="3.075cm" svg:y="2.257cm" presentation:class="page"/>
        <draw:frame presentation:style-name="lyt-bluelinesgrad-notes" draw:layer="backgroundobjects" svg:width="16.799cm" svg:height="13.364cm" svg:x="2.1cm" svg:y="14.107cm" presentation:class="notes" presentation:placeholder="true">
          <draw:text-box/>
        </draw:frame>
        <draw:frame presentation:style-name="Mpr5" draw:text-style-name="MP4" draw:layer="backgroundobjects" svg:width="9.113cm" svg:height="1.484cm" svg:x="0cm" svg:y="0cm" presentation:class="header">
          <draw:text-box>
            <text:p text:style-name="MP4"><text:span text:style-name="MT1"><presentation:header/></text:span></text:p>
          </draw:text-box>
        </draw:frame>
        <draw:frame presentation:style-name="Mpr5" draw:text-style-name="MP6" draw:layer="backgroundobjects" svg:width="9.113cm" svg:height="1.484cm" svg:x="11.886cm" svg:y="0cm" presentation:class="date-time">
          <draw:text-box>
            <text:p text:style-name="MP6"><text:span text:style-name="MT1"><presentation:date-time/></text:span></text:p>
          </draw:text-box>
        </draw:frame>
        <draw:frame presentation:style-name="Mpr6" draw:text-style-name="MP4" draw:layer="backgroundobjects" svg:width="9.113cm" svg:height="1.484cm" svg:x="0cm" svg:y="28.215cm" presentation:class="footer">
          <draw:text-box>
            <text:p text:style-name="MP4"><text:span text:style-name="MT1"><presentation:footer/></text:span></text:p>
          </draw:text-box>
        </draw:frame>
        <draw:frame presentation:style-name="Mpr6" draw:text-style-name="MP6" draw:layer="backgroundobjects" svg:width="9.113cm" svg:height="1.484cm" svg:x="11.886cm" svg:y="28.215cm" presentation:class="page-number">
          <draw:text-box>
            <text:p text:style-name="MP6"><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嶋田 裕介</meta:initial-creator>
    <meta:creation-date>2012-02-14T13:55:29.76</meta:creation-date>
    <meta:editing-duration>P2DT8H11M30S</meta:editing-duration>
    <meta:editing-cycles>4</meta:editing-cycles>
    <dc:date>2012-02-16T22:52:55.53</dc:date>
    <dc:creator>嶋田 裕介</dc:creator>
    <meta:generator>LibreOffice/3.4$Win32 LibreOffice_project/340m1$Build-103</meta:generator>
    <meta:document-statistic meta:object-count="166"/>
  </office:meta>
</office:document-meta>
</file>